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11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7"/>
        <table:table-column table:style-name="co3" table:number-columns-repeated="254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 <text:span text:style-name="T1">防止部屬不當行為的檢查表</text:span>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被評人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審核人：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○工作態度<text:span text:style-name="T2">     </text:span></text:p>
          </table:table-cell>
          <table:table-cell table:style-name="ce9" office:value-type="string" calcext:value-type="string">
            <text:p>第１次評價</text:p>
          </table:table-cell>
          <table:table-cell table:style-name="ce9" office:value-type="string" calcext:value-type="string">
            <text:p>第２次評價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1. </text:span><text:span text:style-name="T3">無故缺席、遲到、早退的情增加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2. </text:span><text:span text:style-name="T3">上班時間不會沈浸在柏青哥、電動玩具店裡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3. </text:span><text:span text:style-name="T3">工作的內容不變，業績卻急遽下降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4. </text:span><text:span text:style-name="T3">有事外出，碰到緊急要事卻聯絡不上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5. </text:span><text:span text:style-name="T3">熱衷於兼差或副業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小計</text:p>
          </table:table-cell>
          <table:table-cell table:style-name="ce11" table:formula="of:=SUM([.B9:.B9])" office:value-type="float" office:value="0" calcext:value-type="float">
            <text:p>0</text:p>
          </table:table-cell>
          <table:table-cell table:style-name="ce11" table:formula="of:=SUM([.C9:.C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○交友、生活態度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1. </text:span><text:span text:style-name="T3">私人的訪客變多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2. </text:span><text:span text:style-name="T3">很多私人的電話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3. </text:span><text:span text:style-name="T3">突然變得奢侈、揮金如土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4. </text:span><text:span text:style-name="T3">未經報告上司而接受別人的招待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5. </text:span><text:span text:style-name="T3">有花邊新聞或家庭不和的謠傳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小計</text:p>
          </table:table-cell>
          <table:table-cell table:style-name="ce11" table:formula="of:=SUM([.B16:.B16])" office:value-type="float" office:value="0" calcext:value-type="float">
            <text:p>0</text:p>
          </table:table-cell>
          <table:table-cell table:style-name="ce11" table:formula="of:=SUM([.C16:.C1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○金錢、物品的處理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1. </text:span><text:span text:style-name="T3">沒寫出貨單就出貨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2. </text:span><text:span text:style-name="T3">沒寫退貨單就處理退貨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3. </text:span><text:span text:style-name="T3">申請費用時，沒有收據的情形很多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4. </text:span><text:span text:style-name="T3">偽造收據的日期或金額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5. </text:span><text:span text:style-name="T3">銷售的折扣或更改價格的理由很曖昧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小計</text:p>
          </table:table-cell>
          <table:table-cell table:style-name="ce11" table:formula="of:=SUM([.B23:.B23])" office:value-type="float" office:value="0" calcext:value-type="float">
            <text:p>0</text:p>
          </table:table-cell>
          <table:table-cell table:style-name="ce11" table:formula="of:=SUM([.C23:.C2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○抱怨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1. </text:span><text:span text:style-name="T3">顧客對個人的業務活動抱怨增加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2. </text:span><text:span text:style-name="T3">懷疑給顧客的回扣是否合理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3. </text:span><text:span text:style-name="T3">應收帳款未收回是不正常的狀況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4. </text:span><text:span text:style-name="T3">付款人發牢騷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5. </text:span><text:span text:style-name="T3">是否挪用收回的款項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小計</text:p>
          </table:table-cell>
          <table:table-cell table:style-name="ce11" table:formula="of:=SUM([.B30:.B30])" office:value-type="float" office:value="0" calcext:value-type="float">
            <text:p>0</text:p>
          </table:table-cell>
          <table:table-cell table:style-name="ce11" table:formula="of:=SUM([.C30:.C3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○個人的談話或傳言</text:p>
          </table:table-cell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1. </text:span><text:span text:style-name="T3">經常揚言說要辭職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2. </text:span><text:span text:style-name="T3">談話中透露為借錢而苦惱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3. </text:span><text:span text:style-name="T3">有私人利潤的情況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4. </text:span><text:span text:style-name="T3">賭博的情形變多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□<text:span text:style-name="T2">5. </text:span><text:span text:style-name="T3">有敲詐顧客的傳言</text:span>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小計</text:p>
          </table:table-cell>
          <table:table-cell table:style-name="ce11" table:formula="of:=SUM([.B37:.B37])" office:value-type="float" office:value="0" calcext:value-type="float">
            <text:p>0</text:p>
          </table:table-cell>
          <table:table-cell table:style-name="ce11" table:formula="of:=SUM([.C37:.C3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合計</text:p>
          </table:table-cell>
          <table:table-cell table:style-name="ce11" table:formula="of:=SUM([.B38]+[.B31]+[.B24]+[.B17]+[.B10])" office:value-type="float" office:value="0" calcext:value-type="float">
            <text:p>0</text:p>
          </table:table-cell>
          <table:table-cell table:style-name="ce11" table:formula="of:=SUM([.C38]+[.C31]+[.C24]+[.C17]+[.C10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５０完全控制　３０尚再加強　２０必須再教育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6T22:17:38</meta:creation-date>
    <dc:creator>QQ</dc:creator>
    <dc:date>2004-04-26T22:35:01</dc:date>
    <meta:document-statistic meta:table-count="1" meta:cell-count="54" meta:object-count="0"/>
    <meta:generator>LibreOffice/5.1.1.3$Windows_x86 LibreOffice_project/89f508ef3ecebd2cfb8e1def0f0ba9a803b88a6d</meta:generator>
  </office:meta>
</office:document-meta>
</file>